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7. 2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ok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Vylepšení automatického testování</text:p>
                <text:list>
                  <text:list-item>
                    <text:p>Získání referenční sekvence (generování, ze souboru, explicitně)</text:p>
                  </text:list-item>
                  <text:list-item>
                    <text:p>Vygenerování alternativní sekvence (zatím je shodná s referenční)</text:p>
                  </text:list-item>
                  <text:list-item>
                    <text:p>Generování readů z alternativní sekvence</text:p>
                  </text:list-item>
                  <text:list-item>
                    <text:p>Převod do grafu a zpět</text:p>
                  </text:list-item>
                </text:list>
              </text:list-item>
              <text:list-item>
                <text:p>Paralelizace pro rychlejší testování</text:p>
                <text:list>
                  <text:list-item>
                    <text:p>Asi by bylo fajn získat přístup někam na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krok II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Průchod celou referenční sekvencí</text:p>
                <text:list>
                  <text:list-item>
                    <text:p>GRCh38_top_level.fa (1. 7. 2014)</text:p>
                  </text:list-item>
                </text:list>
              </text:list-item>
              <text:list-item>
                <text:p>Zatím bez generování readů a některých optimalizací grafu</text:p>
                <text:list>
                  <text:list-item>
                    <text:p>I paralelizované tak běží docela dlouho (cca hodinu)</text:p>
                  </text:list-item>
                </text:list>
              </text:list-item>
              <text:list-item>
                <text:p>Regiony délky 2000, K = 15</text:p>
              </text:list-item>
              <text:list-item>
                <text:p>Některé charakteristiky:</text:p>
                <text:list>
                  <text:list-item>
                    <text:p>Kmery: 1955 (směrodatná odchylka 113,27)</text:p>
                  </text:list-item>
                  <text:list-item>
                    <text:p>Hrany: 1958 (směrodatná odchylka 120,81)</text:p>
                  </text:list-item>
                  <text:list-item>
                    <text:p>Cykly: 2 (směrodatná odchylka 7)</text:p>
                  </text:list-item>
                </text:list>
              </text:list-item>
              <text:list-item>
                <text:p>Náhodná data:</text:p>
                <text:list>
                  <text:list-item>
                    <text:p>Kmery: 1985, směrodatná odchylka 0</text:p>
                  </text:list-item>
                  <text:list-item>
                    <text:p>Hrany: 1985, směrodatná odchylka 0</text:p>
                  </text:list-item>
                  <text:list-item>
                    <text:p>Cykly: 0, směrodatná odchylka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lší pos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ednoduchými modifikacemi alternativní sekvence</text:p>
              </text:list-item>
              <text:list-item>
                <text:p>Zjednodušování složitějších struktur v grafu (minimálně za účelem vizualizace)</text:p>
              </text:list-item>
              <text:list-item>
                <text:p>(opět) naportovat do Linuxu</text:p>
              </text:list-item>
              <text:list-item>
                <text:p>Overlapped 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2:46:34.267000000</meta:creation-date>
    <dc:date>2016-02-17T14:15:02.480000000</dc:date>
    <meta:editing-duration>PT1H28M18S</meta:editing-duration>
    <meta:editing-cycles>23</meta:editing-cycles>
    <meta:generator>LibreOffice/5.0.2.2$Windows_x86 LibreOffice_project/37b43f919e4de5eeaca9b9755ed688758a8251fe</meta:generator>
    <meta:document-statistic meta:object-count="37"/>
  </office:meta>
</office:document-meta>
</file>